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fo:font-size="10pt" officeooo:paragraph-rsid="0007ee84" style:font-size-asian="10pt" style:font-size-complex="10pt"/>
    </style:style>
    <style:style style:name="P2" style:family="paragraph" style:parent-style-name="Standard">
      <style:text-properties style:font-name="Instrument Serif" fo:font-size="10pt" style:font-size-asian="10pt" style:font-size-complex="10pt"/>
    </style:style>
    <style:style style:name="P3" style:family="paragraph" style:parent-style-name="Standard">
      <style:text-properties style:font-name="Instrument Serif" fo:font-size="10pt" officeooo:rsid="0007776a" officeooo:paragraph-rsid="0007776a" style:font-size-asian="10pt" style:font-size-complex="10pt"/>
    </style:style>
    <style:style style:name="P4" style:family="paragraph" style:parent-style-name="Standard">
      <style:text-properties style:font-name="Instrument Serif" fo:font-size="10pt" officeooo:rsid="0007e15c" officeooo:paragraph-rsid="0007e15c" style:font-size-asian="10pt" style:font-size-complex="10pt"/>
    </style:style>
    <style:style style:name="P5" style:family="paragraph" style:parent-style-name="Standard">
      <style:text-properties style:font-name="Instrument Serif" fo:font-size="10pt" officeooo:rsid="0009eb14" officeooo:paragraph-rsid="0009eb14" style:font-size-asian="10pt" style:font-size-complex="10pt"/>
    </style:style>
    <style:style style:name="P6" style:family="paragraph" style:parent-style-name="Standard">
      <style:text-properties style:font-name="Instrument Serif" officeooo:rsid="0009eb14" officeooo:paragraph-rsid="0009eb14"/>
    </style:style>
    <style:style style:name="P7" style:family="paragraph" style:parent-style-name="Standard">
      <style:text-properties style:font-name="Instrument Serif" fo:font-size="10pt" officeooo:rsid="000edd74" officeooo:paragraph-rsid="000edd74" style:font-size-asian="10pt" style:font-size-complex="10pt"/>
    </style:style>
    <style:style style:name="P8" style:family="paragraph" style:parent-style-name="Standard">
      <style:text-properties style:font-name="Instrument Serif" fo:font-size="10pt" officeooo:rsid="0009eb14" officeooo:paragraph-rsid="00106d60" style:font-size-asian="10pt" style:font-size-complex="10pt"/>
    </style:style>
    <style:style style:name="P9" style:family="paragraph" style:parent-style-name="Standard">
      <style:text-properties style:font-name="Instrument Serif" fo:font-size="10pt" officeooo:rsid="00128c9d" officeooo:paragraph-rsid="00128c9d" style:font-size-asian="10pt" style:font-size-complex="10pt"/>
    </style:style>
    <style:style style:name="P10" style:family="paragraph" style:parent-style-name="Preformatted_20_Text">
      <style:text-properties style:font-name="Instrument Serif" fo:font-size="10pt" officeooo:paragraph-rsid="0012bd65" style:font-size-asian="10pt" style:font-size-complex="10pt"/>
    </style:style>
    <style:style style:name="P11" style:family="paragraph" style:parent-style-name="Preformatted_20_Text">
      <style:text-properties style:font-name="Instrument Serif" fo:font-size="10pt" officeooo:rsid="0017531c" officeooo:paragraph-rsid="0017531c" style:font-size-asian="10pt" style:font-size-complex="10pt"/>
    </style:style>
    <style:style style:name="P12" style:family="paragraph" style:parent-style-name="Preformatted_20_Text">
      <style:text-properties style:font-name="Instrument Serif" fo:font-size="10pt" officeooo:rsid="0019a829" officeooo:paragraph-rsid="0019a829" style:font-size-asian="10pt" style:font-size-complex="10pt"/>
    </style:style>
    <style:style style:name="P13" style:family="paragraph" style:parent-style-name="Preformatted_20_Text">
      <style:text-properties style:font-name="Instrument Serif" fo:font-size="10pt" officeooo:rsid="001a3855" officeooo:paragraph-rsid="001a3855" style:font-size-asian="10pt" style:font-size-complex="10pt"/>
    </style:style>
    <style:style style:name="P14" style:family="paragraph" style:parent-style-name="Preformatted_20_Text">
      <style:text-properties style:font-name="Instrument Serif" fo:font-size="10pt" officeooo:rsid="001b8359" officeooo:paragraph-rsid="001b8359" style:font-size-asian="10pt" style:font-size-complex="10pt"/>
    </style:style>
    <style:style style:name="P15" style:family="paragraph" style:parent-style-name="Preformatted_20_Text">
      <style:text-properties style:font-name="Instrument Serif" fo:font-size="10pt" officeooo:rsid="001c5848" officeooo:paragraph-rsid="001c5848" style:font-size-asian="10pt" style:font-size-complex="10pt"/>
    </style:style>
    <style:style style:name="P16" style:family="paragraph" style:parent-style-name="Preformatted_20_Text">
      <style:text-properties style:font-name="Instrument Serif" fo:font-size="10pt" officeooo:rsid="001d4943" officeooo:paragraph-rsid="001d4943" style:font-size-asian="10pt" style:font-size-complex="10pt"/>
    </style:style>
    <style:style style:name="P17" style:family="paragraph" style:parent-style-name="Preformatted_20_Text">
      <style:text-properties style:font-name="Instrument Serif" fo:font-size="10pt" officeooo:rsid="001d4943" officeooo:paragraph-rsid="001fda5a" style:font-size-asian="10pt" style:font-size-complex="10pt"/>
    </style:style>
    <style:style style:name="P18" style:family="paragraph" style:parent-style-name="Preformatted_20_Text">
      <style:text-properties style:font-name="Instrument Serif" fo:font-size="10pt" officeooo:rsid="001fda5a" officeooo:paragraph-rsid="001fda5a" style:font-size-asian="10pt" style:font-size-complex="10pt"/>
    </style:style>
    <style:style style:name="P19" style:family="paragraph" style:parent-style-name="Preformatted_20_Text">
      <style:text-properties style:font-name="Instrument Serif" fo:font-size="10pt" officeooo:rsid="0020dbee" officeooo:paragraph-rsid="001fda5a" style:font-name-asian="Source Han Sans HW SC" style:font-size-asian="10pt" style:font-name-complex="Liberation Mono" style:font-size-complex="10pt"/>
    </style:style>
    <style:style style:name="P20" style:family="paragraph" style:parent-style-name="Preformatted_20_Text">
      <style:text-properties style:font-name="Instrument Serif" fo:font-size="10pt" officeooo:rsid="00235a1a" officeooo:paragraph-rsid="00235a1a" style:font-name-asian="Source Han Sans HW SC" style:font-size-asian="10pt" style:font-name-complex="Liberation Mono" style:font-size-complex="10pt"/>
    </style:style>
    <style:style style:name="P21" style:family="paragraph" style:parent-style-name="Preformatted_20_Text">
      <style:text-properties style:font-name="Instrument Serif" fo:font-size="10pt" officeooo:rsid="0024c781" officeooo:paragraph-rsid="0024c781" style:font-name-asian="Source Han Sans HW SC" style:font-size-asian="10pt" style:font-name-complex="Liberation Mono" style:font-size-complex="10pt"/>
    </style:style>
    <style:style style:name="P22" style:family="paragraph" style:parent-style-name="Preformatted_20_Text">
      <style:text-properties style:font-name="Instrument Serif" fo:font-size="10pt" officeooo:rsid="0024c781" officeooo:paragraph-rsid="0024c781" style:font-size-asian="10pt" style:font-size-complex="10pt"/>
    </style:style>
    <style:style style:name="P23" style:family="paragraph" style:parent-style-name="Preformatted_20_Text">
      <style:text-properties style:font-name="Instrument Serif" fo:font-size="10pt" officeooo:rsid="00262d2e" officeooo:paragraph-rsid="0024c781" style:font-name-asian="Source Han Sans HW SC" style:font-size-asian="10pt" style:font-name-complex="Liberation Mono" style:font-size-complex="10pt"/>
    </style:style>
    <style:style style:name="P24" style:family="paragraph" style:parent-style-name="Preformatted_20_Text">
      <style:text-properties style:font-name="Instrument Serif" fo:font-size="10pt" officeooo:rsid="0027e047" officeooo:paragraph-rsid="0027e047" style:font-name-asian="Source Han Sans HW SC" style:font-size-asian="10pt" style:font-name-complex="Liberation Mono" style:font-size-complex="10pt"/>
    </style:style>
    <style:style style:name="P25" style:family="paragraph" style:parent-style-name="Preformatted_20_Text">
      <style:text-properties style:font-name="Instrument Serif" fo:font-size="10pt" officeooo:paragraph-rsid="0029c74c" style:font-size-asian="10pt" style:font-size-complex="10pt"/>
    </style:style>
    <style:style style:name="P26" style:family="paragraph" style:parent-style-name="Preformatted_20_Text">
      <style:text-properties style:font-name="Instrument Serif" fo:font-size="10pt" officeooo:rsid="002a5db6" officeooo:paragraph-rsid="0029c74c" style:font-name-asian="Source Han Sans HW SC" style:font-size-asian="10pt" style:font-name-complex="Liberation Mono" style:font-size-complex="10pt"/>
    </style:style>
    <style:style style:name="P27" style:family="paragraph" style:parent-style-name="Preformatted_20_Text">
      <style:text-properties style:font-name="Instrument Serif" fo:font-size="10pt" officeooo:rsid="002a5db6" officeooo:paragraph-rsid="002a5db6" style:font-name-asian="Source Han Sans HW SC" style:font-size-asian="10pt" style:font-name-complex="Liberation Mono" style:font-size-complex="10pt"/>
    </style:style>
    <style:style style:name="P28" style:family="paragraph" style:parent-style-name="Preformatted_20_Text">
      <style:text-properties style:font-name="Instrument Serif" fo:font-size="10pt" officeooo:paragraph-rsid="002e6a7d" style:font-size-asian="10pt" style:font-size-complex="10pt"/>
    </style:style>
    <style:style style:name="P29" style:family="paragraph" style:parent-style-name="Preformatted_20_Text">
      <style:text-properties style:font-name="Instrument Serif" fo:font-size="10pt" officeooo:rsid="0030fa7c" officeooo:paragraph-rsid="0030fa7c" style:font-name-asian="Source Han Sans HW SC" style:font-size-asian="10pt" style:font-name-complex="Liberation Mono" style:font-size-complex="10pt"/>
    </style:style>
    <style:style style:name="P30" style:family="paragraph" style:parent-style-name="Preformatted_20_Text">
      <style:text-properties style:font-name="Instrument Serif" fo:font-size="10pt" officeooo:rsid="0032954c" officeooo:paragraph-rsid="0030fa7c" style:font-name-asian="Source Han Sans HW SC" style:font-size-asian="10pt" style:font-name-complex="Liberation Mono" style:font-size-complex="10pt"/>
    </style:style>
    <style:style style:name="P31" style:family="paragraph" style:parent-style-name="Preformatted_20_Text">
      <style:text-properties style:font-name="Instrument Serif" fo:font-size="10pt" officeooo:rsid="0033db0b" officeooo:paragraph-rsid="0033db0b" style:font-name-asian="Source Han Sans HW SC" style:font-size-asian="10pt" style:font-name-complex="Liberation Mono" style:font-size-complex="10pt"/>
    </style:style>
    <style:style style:name="P32" style:family="paragraph" style:parent-style-name="Preformatted_20_Text">
      <style:text-properties style:font-name="Instrument Serif" fo:font-size="10pt" officeooo:rsid="003448cd" officeooo:paragraph-rsid="0035a4cb" style:font-name-asian="Source Han Sans HW SC" style:font-size-asian="10pt" style:font-name-complex="Liberation Mono" style:font-size-complex="10pt"/>
    </style:style>
    <style:style style:name="P33" style:family="paragraph" style:parent-style-name="Preformatted_20_Text">
      <style:text-properties style:font-name="Instrument Serif" fo:font-size="10pt" officeooo:rsid="0035a4cb" officeooo:paragraph-rsid="003d14b8" style:font-name-asian="Source Han Sans HW SC" style:font-size-asian="10pt" style:font-name-complex="Liberation Mono" style:font-size-complex="10pt"/>
    </style:style>
    <style:style style:name="P34" style:family="paragraph" style:parent-style-name="Preformatted_20_Text">
      <style:text-properties style:font-name="Instrument Serif" fo:font-size="10pt" officeooo:rsid="0035a4cb" officeooo:paragraph-rsid="0035a4cb" style:font-name-asian="Source Han Sans HW SC" style:font-size-asian="10pt" style:font-name-complex="Liberation Mono" style:font-size-complex="10pt"/>
    </style:style>
    <style:style style:name="P35" style:family="paragraph" style:parent-style-name="Preformatted_20_Text">
      <style:text-properties style:font-name="Instrument Serif" fo:font-size="10pt" officeooo:rsid="00366538" officeooo:paragraph-rsid="00366538" style:font-name-asian="Source Han Sans HW SC" style:font-size-asian="10pt" style:font-name-complex="Liberation Mono" style:font-size-complex="10pt"/>
    </style:style>
    <style:style style:name="P36" style:family="paragraph" style:parent-style-name="Preformatted_20_Text">
      <style:text-properties style:font-name="Instrument Serif" fo:font-size="10pt" officeooo:rsid="00377d1d" officeooo:paragraph-rsid="00377d1d" style:font-name-asian="Source Han Sans HW SC" style:font-size-asian="10pt" style:font-name-complex="Liberation Mono" style:font-size-complex="10pt"/>
    </style:style>
    <style:style style:name="P37" style:family="paragraph" style:parent-style-name="Preformatted_20_Text">
      <style:text-properties style:font-name="Instrument Serif" fo:font-size="10pt" officeooo:rsid="0038cefb" officeooo:paragraph-rsid="0038cefb" style:font-name-asian="Source Han Sans HW SC" style:font-size-asian="10pt" style:font-name-complex="Liberation Mono" style:font-size-complex="10pt"/>
    </style:style>
    <style:style style:name="P38" style:family="paragraph" style:parent-style-name="Preformatted_20_Text">
      <style:text-properties style:font-name="Instrument Serif" fo:font-size="10pt" officeooo:rsid="003ff186" officeooo:paragraph-rsid="003ff186" style:font-name-asian="Source Han Sans HW SC" style:font-size-asian="10pt" style:font-name-complex="Liberation Mono" style:font-size-complex="10pt"/>
    </style:style>
    <style:style style:name="P39" style:family="paragraph" style:parent-style-name="Preformatted_20_Text">
      <style:text-properties style:font-name="Instrument Serif" fo:font-size="10pt" officeooo:rsid="0043303c" officeooo:paragraph-rsid="0043303c" style:font-name-asian="Source Han Sans HW SC" style:font-size-asian="10pt" style:font-name-complex="Liberation Mono" style:font-size-complex="10pt"/>
    </style:style>
    <style:style style:name="P40" style:family="paragraph" style:parent-style-name="Preformatted_20_Text">
      <style:text-properties style:font-name="Instrument Serif" fo:font-size="10pt" officeooo:rsid="002c8269" officeooo:paragraph-rsid="002e6a7d" style:font-name-asian="Source Han Sans HW SC" style:font-size-asian="10pt" style:font-name-complex="Liberation Mono" style:font-size-complex="10pt"/>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fo:font-size="10pt" style:font-size-asian="10pt" style:font-size-complex="10pt"/>
    </style:style>
    <style:style style:name="T5" style:family="text">
      <style:text-properties officeooo:rsid="00171d15"/>
    </style:style>
    <style:style style:name="T6" style:family="text">
      <style:text-properties fo:font-style="italic" style:font-style-asian="italic" style:font-style-complex="italic"/>
    </style:style>
    <style:style style:name="T7" style:family="text">
      <style:text-properties officeooo:rsid="00195cfb"/>
    </style:style>
    <style:style style:name="T8" style:family="text">
      <style:text-properties officeooo:rsid="0019a829"/>
    </style:style>
    <style:style style:name="T9" style:family="text">
      <style:text-properties officeooo:rsid="001db154"/>
    </style:style>
    <style:style style:name="T10" style:family="text">
      <style:text-properties officeooo:rsid="001de3cb"/>
    </style:style>
    <style:style style:name="T11" style:family="text">
      <style:text-properties officeooo:rsid="001e1ab5"/>
    </style:style>
    <style:style style:name="T12" style:family="text">
      <style:text-properties officeooo:rsid="001fda5a"/>
    </style:style>
    <style:style style:name="T13" style:family="text">
      <style:text-properties officeooo:rsid="0020dbee"/>
    </style:style>
    <style:style style:name="T14" style:family="text">
      <style:text-properties style:font-name-asian="Source Han Sans HW SC" style:font-name-complex="Liberation Mono"/>
    </style:style>
    <style:style style:name="T15" style:family="text">
      <style:text-properties officeooo:rsid="0020dbee" style:font-name-asian="Source Han Sans HW SC" style:font-name-complex="Liberation Mono"/>
    </style:style>
    <style:style style:name="T16" style:family="text">
      <style:text-properties officeooo:rsid="00235a1a" style:font-name-asian="Source Han Sans HW SC" style:font-name-complex="Liberation Mono"/>
    </style:style>
    <style:style style:name="T17" style:family="text">
      <style:text-properties officeooo:rsid="0024c781"/>
    </style:style>
    <style:style style:name="T18" style:family="text">
      <style:text-properties officeooo:rsid="00262d2e"/>
    </style:style>
    <style:style style:name="T19" style:family="text">
      <style:text-properties officeooo:rsid="00262d2e" style:font-name-asian="Source Han Sans HW SC" style:font-name-complex="Liberation Mono"/>
    </style:style>
    <style:style style:name="T20" style:family="text">
      <style:text-properties officeooo:rsid="0029c74c"/>
    </style:style>
    <style:style style:name="T21" style:family="text">
      <style:text-properties officeooo:rsid="0029c74c" style:font-name-asian="Source Han Sans HW SC" style:font-name-complex="Liberation Mono"/>
    </style:style>
    <style:style style:name="T22" style:family="text">
      <style:text-properties officeooo:rsid="002a5db6" style:font-name-asian="Source Han Sans HW SC" style:font-name-complex="Liberation Mono"/>
    </style:style>
    <style:style style:name="T23" style:family="text">
      <style:text-properties officeooo:rsid="002b0c93"/>
    </style:style>
    <style:style style:name="T24" style:family="text">
      <style:text-properties officeooo:rsid="002c8269"/>
    </style:style>
    <style:style style:name="T25" style:family="text">
      <style:text-properties officeooo:rsid="002c8269" style:font-name-asian="Source Han Sans HW SC" style:font-name-complex="Liberation Mono"/>
    </style:style>
    <style:style style:name="T26" style:family="text">
      <style:text-properties officeooo:rsid="002db70c" style:font-name-asian="Source Han Sans HW SC" style:font-name-complex="Liberation Mono"/>
    </style:style>
    <style:style style:name="T27" style:family="text">
      <style:text-properties officeooo:rsid="002e6a7d" style:font-name-asian="Source Han Sans HW SC" style:font-name-complex="Liberation Mono"/>
    </style:style>
    <style:style style:name="T28" style:family="text">
      <style:text-properties officeooo:rsid="002f4383" style:font-name-asian="Source Han Sans HW SC" style:font-name-complex="Liberation Mono"/>
    </style:style>
    <style:style style:name="T29" style:family="text">
      <style:text-properties officeooo:rsid="0030fa7c" style:font-name-asian="Source Han Sans HW SC" style:font-name-complex="Liberation Mono"/>
    </style:style>
    <style:style style:name="T30" style:family="text">
      <style:text-properties officeooo:rsid="003448cd"/>
    </style:style>
    <style:style style:name="T31" style:family="text">
      <style:text-properties officeooo:rsid="0035eb81"/>
    </style:style>
    <style:style style:name="T32" style:family="text">
      <style:text-properties officeooo:rsid="0035a4cb"/>
    </style:style>
    <style:style style:name="T33" style:family="text">
      <style:text-properties officeooo:rsid="00451c31"/>
    </style:style>
    <style:style style:name="T34" style:family="text">
      <style:text-properties officeooo:rsid="003d14b8"/>
    </style:style>
    <style:style style:name="T35" style:family="text">
      <style:text-properties fo:color="#ffffff" loext:opacity="100%"/>
    </style:style>
    <style:style style:name="T36" style:family="text">
      <style:text-properties officeooo:rsid="0038cefb"/>
    </style:style>
    <style:style style:name="T37" style:family="text">
      <style:text-properties officeooo:rsid="003a15ea"/>
    </style:style>
    <style:style style:name="T38" style:family="text">
      <style:text-properties officeooo:rsid="00409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text:soft-page-break/>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6"><text:a xlink:type="simple" xlink:href="https://youtube.com/live/jLuRomXGENs" text:style-name="Internet_20_link" text:visited-style-name="Visited_20_Internet_20_Link"><text:span text:style-name="T4">https://youtube.com/live/jLuRomXGENs</text:span></text:a></text:p>
      <text:p text:style-name="P6"><text:a xlink:type="simple" xlink:href="https://youtube.com/live/_eBOJ4OGjBU" text:style-name="Internet_20_link" text:visited-style-name="Visited_20_Internet_20_Link"><text:span text:style-name="T4">https://youtube.com/live/_eBOJ4OGjBU</text:span></text:a></text:p>
      <text:p text:style-name="P5"/>
      <text:p text:style-name="P7">OK so, everyone agrees the the first part is not quite right but it something that indeed is problematic, so well deal with that for (;;) the present until we kash out lol. </text:p>
      <text:p text:style-name="P7"/>
      <text:p text:style-name="P7">2a2a088ed3f1d83c6f67b44e585c5db09e3b838180550205c7d68117dd292410</text:p>
      <text:p text:style-name="P7"><text:soft-page-break/></text:p>
      <text:p text:style-name="P8">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8">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9">Great.</text:p>
      <text:p text:style-name="P1"/>
      <text:p text:style-name="P1">Reconsiderations 1:</text:p>
      <text:p text:style-name="P1"/>
      <text:p text:style-name="P10"><text:span text:style-name="T5">The </text:span>American Science and Security <text:span text:style-name="T5">Superp</text:span>latform <text:span text:style-name="T5">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10"/>
      <text:p text:style-name="P11">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6">r</text:span>e<text:span text:style-name="T6">w</text:span>re<text:span text:style-name="T6">x</text:span>pressed in so many ways, but anyway so really so much depth and breadth of damn reading that one could really honestly do before becoming a panican. <text:span text:style-name="T7">And also writing of C code, is for computer, I reckon it perfect and essential to a sort of perfect culture or personal computer menupause circumcision, anyone can know this everything everyone ever </text:span><text:soft-page-break/><text:span text:style-name="T7">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8">that really anything would like to know is really very much observable on demand as need may be, this is very simple, there is only so many things to internet if we address every structure in the solar system and indeed whatever we see with vera rubin, which if I 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1"/>
      <text:p text:style-name="P12">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2"/>
      <text:p text:style-name="P12">Super American Freedom: Now your playing with power!</text:p>
      <text:p text:style-name="P12"/>
      <text:p text:style-name="P12">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2"/>
      <text:p text:style-name="P12">Anyway there isn't any conclusion here, I am just stiring the pot.</text:p>
      <text:p text:style-name="P12"/>
      <text:p text:style-name="P12">drr14363@gmail.com </text:p>
      <text:p text:style-name="P12"/>
      <text:p text:style-name="P13">lol ok.</text:p>
      <text:p text:style-name="P13"/>
      <text:p text:style-name="P14">So the American blink period for some military purpose or for other purposes may as well be considered as </text:p>
      <text:p text:style-name="P14"/>
      <text:p text:style-name="P14">60000000/1775</text:p>
      <text:p text:style-name="P14"/>
      <text:p text:style-name="P14">That is 17.75 blinks per minute thus per 60 million microseconds</text:p>
      <text:p text:style-name="P14"/>
      <text:p text:style-name="P14">Thus the period being calculated to the limit:</text:p>
      <text:p text:style-name="P14"/>
      <text:p text:style-name="P14">33802.816901408450704225352112676056338028169014084507042253521126</text:p>
      <text:p text:style-name="P14"/>
      <text:p text:style-name="P14">or 3.380 seconds between blinks according to this document.</text:p>
      <text:p text:style-name="P14"/>
      <text:p text:style-name="P15">Just as well for some military purpose to consider every UnAmerican and American as a unit of interest maybe.</text:p>
      <text:p text:style-name="P15"/>
      <text:p text:style-name="P15">There is some number of them per day, right.</text:p>
      <text:p text:style-name="P15"><text:soft-page-break/></text:p>
      <text:p text:style-name="P15">Anyway.</text:p>
      <text:p text:style-name="P15"/>
      <text:p text:style-name="P16">Winning is what we do here.</text:p>
      <text:p text:style-name="P16"/>
      <text:p text:style-name="P17">So the most brutally assertive dominant American Security and Science platform the Defense Industrial Complex <text:span text:style-name="T9">could ever mayke given all the problems solutions time money effort materials retries and so on one could imagine given the most super wicked problem it would pwn it in realtime and livestream it dunking on their heads like tony hawk bro from two thousand and later. It would be like the most </text:span><text:span text:style-name="T10">living of all documents, a reconstituting computational resynthesizer with an unconfusable truly based cyber reasoning system weaving a golden digital thread with a precision guided micropointer, </text:span><text:span text:style-name="T11">punched jacard, mapping the wire wrapping of the supereniac or of any exploring expanding exploiting exterminating </text:span><text:span text:style-name="T12">scientific security </text:span><text:span text:style-name="T11">planning stalking superpredator </text:span><text:span text:style-name="T12">tool making culture of any alien in a state of global unconventional unrestricted total hybrid warfare or borg.</text:span></text:p>
      <text:p text:style-name="P17"/>
      <text:p text:style-name="P18">Anyway this means that from some single string of Amerian Standard Code for Information Interchange and so many external references it may defer to or so much as it may consume, and the existence of reality and computers and paper pens and so on, one or many can work to rediscover basic self evident facts needed to reconstruct from the origin or deconstruct from the destination or anywhere in the middle to then actualize the system via its hardware and software design free <text:span text:style-name="T13">autoexecuting </text:span>initializing<text:span text:style-name="T14"> config file </text:span><text:span text:style-name="T15">advanced prepositioned type error implant injector snakeware agentic serverless context orchestration collaboration framework transpiling rewriter systemicly functional language markup man machine vision parser/generator meta template macro redescription hyperparameter </text:span><text:span text:style-name="T16">substring </text:span><text:span text:style-name="T15">validator.</text:span></text:p>
      <text:p text:style-name="P19"/>
      <text:p text:style-name="P20"><text:span text:style-name="T17">Thus </text:span>isalpha(x) <text:span text:style-name="T17">and </text:span>isdigit(x) <text:span text:style-name="T17">functions for American Alphabet Letters or Arabic Numeral Digits</text:span></text:p>
      <text:p text:style-name="P20"/>
      <text:p text:style-name="P21">and the rest</text:p>
      <text:p text:style-name="P20"/>
      <text:p text:style-name="P21">* as keyboard scancodes universal serial bus human interface device or peripherial serial codes</text:p>
      <text:p text:style-name="P21">* as <text:span text:style-name="T18">bounded </text:span>pixel <text:span text:style-name="T18">sample </text:span>regions</text:p>
      <text:p text:style-name="P21">* as <text:span text:style-name="T18">bounded timespans sampled </text:span>sound<text:span text:style-name="T18">s</text:span></text:p>
      <text:p text:style-name="P22"><text:span text:style-name="T14">* as trokes or paths or lines or curves described </text:span><text:span text:style-name="T19">in any clever way</text:span></text:p>
      <text:p text:style-name="P23"/>
      <text:p text:style-name="P24">The optimal operation time code point address pointer instruction decoder self training result certification <text:span text:style-name="T20">application </text:span>program is Walmart</text:p>
      <text:p text:style-name="P25"><text:span text:style-name="T21">wall mark not wall wort nor whal chort, 2</text:span><text:span text:style-name="T22">BZ</text:span><text:span text:style-name="T21"> or 2</text:span><text:span text:style-name="T22">EZ</text:span></text:p>
      <text:p text:style-name="P26"/>
      <text:p text:style-name="P27">Unicode point 127820 is conventional produce price lookup code 4011 <text:span text:style-name="T23">the product of those integers being 512686020 the digital sum 30, being the same number of nuetrons as in the most tightly bound ferris type 1a fusion supernovating universal meta layer </text:span><text:span text:style-name="T24">eyes oratoraro us.</text:span></text:p>
      <text:p text:style-name="P28"><text:span text:style-name="T25">If <text:s/>6-7 and </text:span><text:span text:style-name="T22">127820/</text:span><text:span text:style-name="T25">129381 are subspace strings </text:span><text:span text:style-name="T26">nonalphanumericharistically delinated into </text:span><text:span text:style-name="T25">digital </text:span><text:span text:style-name="T26">subspace </text:span><text:span text:style-name="T25">substrings </text:span><text:span text:style-name="T27">little </text:span><text:span text:style-name="T26">mark</text:span><text:span text:style-name="T27">s model is of ten by one of seperate concern informatically </text:span><text:span text:style-name="T25">categorically. </text:span><text:span text:style-name="T28">Sum t</text:span><text:span text:style-name="T27">otally nuts or absolutely </text:span><text:span text:style-name="T29">g</text:span><text:span text:style-name="T28">on</text:span><text:span text:style-name="T29">a</text:span><text:span text:style-name="T28"> NaN errors. There so many A/B </text:span><text:span text:style-name="T29">cd </text:span><text:span text:style-name="T28">links.</text:span></text:p>
      <text:p text:style-name="P29">If you can figure that out, yay.</text:p>
      <text:p text:style-name="P30"/>
      <text:p text:style-name="P30"/>
      <text:p text:style-name="P31">And so with so many existing artifacts of keyboards and letters and digits and all other marks or dodads ascii, unicode, lines, boxes, or any other region that does not one find evidence for a letter or a digit all other things can be described by letters and digits etc the lowercase latin alphabet or the American English 104 keyboard standard letter keys <text:span text:style-name="T30">32 dodads space and other nonmarking action triggering buttons. Yadda, we will gush over these letter forms and also the digit forms and there minor variations and so on because they really are amazing and then we will cook our own book up from scratch or from sources that we did like for all the reasons however everything is kinda not good enough at all so one must be able to rewrite it all in a better way etc.</text:span></text:p>
      <text:p text:style-name="P31"/>
      <text:p text:style-name="P32">Some examples:</text:p>
      <text:p text:style-name="P32"/>
      <text:p text:style-name="P32">Webster’s Encyclopedia Of Dictionaries New American Edition <text:span text:style-name="T31">1978</text:span></text:p>
      <text:p text:style-name="P32"><text:soft-page-break/>VOA Learning English Word Book 14555286 <text:span text:style-name="T32">bytes</text:span></text:p>
      <text:p text:style-name="P33">The Way Things Work<text:span text:style-name="T33"> </text:span>Standard Book Number 59042989<text:span text:style-name="T34">2</text:span></text:p>
      <text:p text:style-name="P34">Foundations of Mechanical Accuracy Library of Congress Catalog Card 73-127307</text:p>
      <text:p text:style-name="P34">The C Programming Language Second Edition Standard Book Number 131103627</text:p>
      <text:p text:style-name="P32">26 <text:span text:style-name="T32">Page</text:span> Engineer’s Mini-Notebook Communication Projects Radio Shack Cat No: 276-5015A<text:span text:style-name="T35"> (2+7+6+5+1+5)</text:span></text:p>
      <text:p text:style-name="P35">And a bunch of other books and stuff but to be honest they are all kinda historical and go in many wrong direction such as the convergence of spellings and heretical canon cannon. And also of course by reference or direct inclusion some movies tv shows home appliances electronics various old computers and arduino and rp2040 and all of the synopsis portable pulse amplitude modulating document secret thing and quake1, red alert, deskmate, the nux system calls, and so on, until we bring in everything we ever liked, but all that is not needed so much but we will make many references and look at the pix and so on.</text:p>
      <text:p text:style-name="P35"/>
      <text:p text:style-name="P36">We are mostly not going to do that, and we don’t need all of the NIST ISO we know an inch is 25400 micron, but the meter as built wasn’t as long as designed, we reckon the American Golden Magameter exactly 1/40000 <text:span text:style-name="T36">the polar circumference.</text:span></text:p>
      <text:p text:style-name="P36"/>
      <text:p text:style-name="P37">And so we read we rewrite we redraw.</text:p>
      <text:p text:style-name="P37"/>
      <text:p text:style-name="P37">And furthermore we shall parse every kind of file or packet in any possible standard or maliciously crafted nonstandard format etc. gcode, gerber, step/dir, pdf, svg, iges, quake map,stl,tif,nif,zip,elf,ts,mp4,mkv,inf,etc</text:p>
      <text:p text:style-name="P37"/>
      <text:p text:style-name="P37">The metaphor of the line shall be crushed to a point and stretched and shaped into any polygonal region or dimension or direction or a sequence of steps jumps leaps traces <text:span text:style-name="T37">bits </text:span>beeps <text:span text:style-name="T37">etc. It is all going according to the plan as plotted by instruction stream.</text:span></text:p>
      <text:p text:style-name="P37"/>
      <text:p text:style-name="P37">Fri Nov 28 20:08:22 2025</text:p>
      <text:p text:style-name="P37"/>
      <text:p text:style-name="P38">If any of the above seemed confusing, lol this is easy mode compared to Motizuki :<text:span text:style-name="T38">)</text:span></text:p>
      <text:p text:style-name="P38"/>
      <text:p text:style-name="P39">The memory size is 4205260800 bytes.</text:p>
      <text:p text:style-name="P39"/>
      <text:p text:style-name="P39"/>
      <text:p text:style-name="P40"/>
      <text:p text:style-name="P28"><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9H6M34S</meta:editing-duration>
    <meta:editing-cycles>27</meta:editing-cycles>
    <meta:generator>LibreOffice/25.8.2.2$Linux_X86_64 LibreOffice_project/580$Build-2</meta:generator>
    <dc:date>2025-12-07T14:54:25.911080579</dc:date>
    <meta:print-date>2025-11-28T20:09:07.883517979</meta:print-date>
    <meta:document-statistic meta:table-count="0" meta:image-count="0" meta:object-count="0" meta:page-count="6" meta:paragraph-count="80" meta:word-count="4133" meta:character-count="23458" meta:non-whitespace-character-count="19388"/>
    <meta:template xlink:type="simple" xlink:actuate="onRequest" xlink:title="t2" xlink:href="../../../../../../.config/libreoffice/4/user/template/t2.ott" meta:date="2025-11-27T23:25:56.251785853"/>
  </office:meta>
</office:document-meta>
</file>